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ea50" officeooo:paragraph-rsid="0004ea50"/>
    </style:style>
    <style:style style:name="P2" style:family="paragraph" style:parent-style-name="Standard">
      <style:text-properties officeooo:rsid="000705bb" officeooo:paragraph-rsid="000705bb"/>
    </style:style>
    <style:style style:name="P3" style:family="paragraph" style:parent-style-name="Standard">
      <style:text-properties officeooo:paragraph-rsid="000bd756"/>
    </style:style>
    <style:style style:name="P4" style:family="paragraph" style:parent-style-name="Standard">
      <style:text-properties officeooo:rsid="0019c2c2" officeooo:paragraph-rsid="0019c2c2"/>
    </style:style>
    <style:style style:name="P5" style:family="paragraph" style:parent-style-name="Standard">
      <style:text-properties officeooo:rsid="003218a0" officeooo:paragraph-rsid="003218a0"/>
    </style:style>
    <style:style style:name="P6" style:family="paragraph" style:parent-style-name="Standard" style:list-style-name="L1">
      <style:text-properties officeooo:rsid="0004ea50" officeooo:paragraph-rsid="0004ea50"/>
    </style:style>
    <style:style style:name="P7" style:family="paragraph" style:parent-style-name="Standard" style:list-style-name="L1">
      <style:text-properties officeooo:rsid="000705bb" officeooo:paragraph-rsid="00095234"/>
    </style:style>
    <style:style style:name="P8" style:family="paragraph" style:parent-style-name="Standard" style:list-style-name="L1">
      <style:text-properties officeooo:rsid="000705bb" officeooo:paragraph-rsid="000705bb"/>
    </style:style>
    <style:style style:name="P9" style:family="paragraph" style:parent-style-name="Standard" style:list-style-name="L1">
      <style:text-properties officeooo:rsid="00095234" officeooo:paragraph-rsid="000bd756"/>
    </style:style>
    <style:style style:name="P10" style:family="paragraph" style:parent-style-name="Standard" style:list-style-name="L1">
      <style:text-properties officeooo:rsid="000bd756" officeooo:paragraph-rsid="000d14ec"/>
    </style:style>
    <style:style style:name="P11" style:family="paragraph" style:parent-style-name="Standard" style:list-style-name="L1">
      <style:text-properties officeooo:rsid="000d1f24" officeooo:paragraph-rsid="000d1f24"/>
    </style:style>
    <style:style style:name="P12" style:family="paragraph" style:parent-style-name="Standard" style:list-style-name="L1">
      <style:text-properties officeooo:rsid="000f0672" officeooo:paragraph-rsid="000f0672"/>
    </style:style>
    <style:style style:name="P13" style:family="paragraph" style:parent-style-name="Standard" style:list-style-name="L1">
      <style:text-properties officeooo:rsid="000f4ce3" officeooo:paragraph-rsid="000f4ce3"/>
    </style:style>
    <style:style style:name="P14" style:family="paragraph" style:parent-style-name="Standard" style:list-style-name="L1">
      <style:text-properties officeooo:rsid="001114c3" officeooo:paragraph-rsid="001114c3"/>
    </style:style>
    <style:style style:name="P15" style:family="paragraph" style:parent-style-name="Standard" style:list-style-name="L1">
      <style:text-properties officeooo:rsid="00125eaa" officeooo:paragraph-rsid="00125eaa"/>
    </style:style>
    <style:style style:name="P16" style:family="paragraph" style:parent-style-name="Standard" style:list-style-name="L1">
      <style:text-properties officeooo:rsid="00249a13" officeooo:paragraph-rsid="00249a13"/>
    </style:style>
    <style:style style:name="P17" style:family="paragraph" style:parent-style-name="Standard" style:list-style-name="L1">
      <style:text-properties officeooo:rsid="0028ec85" officeooo:paragraph-rsid="0028ec85"/>
    </style:style>
    <style:style style:name="P18" style:family="paragraph" style:parent-style-name="Standard" style:list-style-name="L1">
      <style:text-properties officeooo:rsid="002a1569" officeooo:paragraph-rsid="002a1569"/>
    </style:style>
    <style:style style:name="P19" style:family="paragraph" style:parent-style-name="Standard" style:list-style-name="L1">
      <style:text-properties officeooo:rsid="0013edff" officeooo:paragraph-rsid="0013edff"/>
    </style:style>
    <style:style style:name="P20" style:family="paragraph" style:parent-style-name="Standard" style:list-style-name="L1">
      <style:text-properties officeooo:rsid="00148f8a" officeooo:paragraph-rsid="00148f8a"/>
    </style:style>
    <style:style style:name="P21" style:family="paragraph" style:parent-style-name="Standard" style:list-style-name="L1">
      <style:text-properties officeooo:rsid="001904d2" officeooo:paragraph-rsid="001904d2"/>
    </style:style>
    <style:style style:name="P22" style:family="paragraph" style:parent-style-name="Standard" style:list-style-name="L1">
      <style:text-properties officeooo:rsid="0005e147" officeooo:paragraph-rsid="0005e147"/>
    </style:style>
    <style:style style:name="P23" style:family="paragraph" style:parent-style-name="Standard" style:list-style-name="L1">
      <style:text-properties officeooo:rsid="002ce23d" officeooo:paragraph-rsid="002ce23d"/>
    </style:style>
    <style:style style:name="P24" style:family="paragraph" style:parent-style-name="Standard" style:list-style-name="L1">
      <style:text-properties officeooo:rsid="0030e8b8" officeooo:paragraph-rsid="0030e8b8"/>
    </style:style>
    <style:style style:name="P25" style:family="paragraph" style:parent-style-name="Standard" style:list-style-name="L1">
      <style:text-properties officeooo:rsid="0031a781" officeooo:paragraph-rsid="0031a781"/>
    </style:style>
    <style:style style:name="P26" style:family="paragraph" style:parent-style-name="Standard" style:list-style-name="L1">
      <style:text-properties officeooo:rsid="002dfc2a" officeooo:paragraph-rsid="002dfc2a"/>
    </style:style>
    <style:style style:name="P27" style:family="paragraph" style:parent-style-name="Standard" style:list-style-name="L1">
      <style:text-properties officeooo:rsid="003218a0" officeooo:paragraph-rsid="003218a0"/>
    </style:style>
    <style:style style:name="T1" style:family="text">
      <style:text-properties officeooo:rsid="00131c62"/>
    </style:style>
    <style:style style:name="T2" style:family="text">
      <style:text-properties officeooo:rsid="00165ba3"/>
    </style:style>
    <style:style style:name="T3" style:family="text">
      <style:text-properties officeooo:rsid="001751be"/>
    </style:style>
    <style:style style:name="T4" style:family="text">
      <style:text-properties officeooo:rsid="0018018b"/>
    </style:style>
    <style:style style:name="T5" style:family="text">
      <style:text-properties officeooo:rsid="001b7706"/>
    </style:style>
    <style:style style:name="T6" style:family="text">
      <style:text-properties officeooo:rsid="001ba333"/>
    </style:style>
    <style:style style:name="T7" style:family="text">
      <style:text-properties officeooo:rsid="0022b9fc"/>
    </style:style>
    <style:style style:name="T8" style:family="text">
      <style:text-properties officeooo:rsid="0026abd0"/>
    </style:style>
    <style:style style:name="T9" style:family="text">
      <style:text-properties officeooo:rsid="0026c451"/>
    </style:style>
    <style:style style:name="T10" style:family="text">
      <style:text-properties officeooo:rsid="002746a7"/>
    </style:style>
    <style:style style:name="T11" style:family="text">
      <style:text-properties officeooo:rsid="00274e19"/>
    </style:style>
    <style:style style:name="T12" style:family="text">
      <style:text-properties officeooo:rsid="00324d6b"/>
    </style:style>
    <style:style style:name="T13" style:family="text">
      <style:text-properties officeooo:rsid="00395b98"/>
    </style:style>
    <style:style style:name="T14" style:family="text">
      <style:text-properties officeooo:rsid="003afd97"/>
    </style:style>
    <style:style style:name="T15" style:family="text">
      <style:text-properties officeooo:rsid="003b86a6"/>
    </style:style>
    <style:style style:name="T16" style:family="text">
      <style:text-properties officeooo:rsid="003bbcd9"/>
    </style:style>
    <style:style style:name="T17" style:family="text">
      <style:text-properties officeooo:rsid="00409cc4"/>
    </style:style>
    <style:style style:name="T18" style:family="text">
      <style:text-properties officeooo:rsid="00413fb7"/>
    </style:style>
    <style:style style:name="T19" style:family="text">
      <style:text-properties officeooo:rsid="004285a9"/>
    </style:style>
    <style:style style:name="T20" style:family="text">
      <style:text-properties officeooo:rsid="00442c08"/>
    </style:style>
    <style:style style:name="T21" style:family="text">
      <style:text-properties officeooo:rsid="0044b47c"/>
    </style:style>
    <style:style style:name="T22" style:family="text">
      <style:text-properties officeooo:rsid="0044dd5a"/>
    </style:style>
    <style:style style:name="T23" style:family="text">
      <style:text-properties officeooo:rsid="00454bb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eau</text:p>
      <text:p text:style-name="P1"/>
      <text:list xml:id="list8727264987149174611" text:style-name="L1">
        <text:list-item>
          <text:p text:style-name="P6">Server et ServerController</text:p>
          <text:list>
            <text:list-item>
              <text:p text:style-name="P7">Server</text:p>
              <text:list>
                <text:list-item>
                  <text:p text:style-name="P9">Fonctionne via le protocole TCP/IP. </text:p>
                  <text:list>
                    <text:list-header>
                      <text:p text:style-name="P10">=&gt; <text:tab/>Préférence a l'UDP car moins de vérification et meilleurs connection.</text:p>
                    </text:list-header>
                  </text:list>
                </text:list-item>
                <text:list-item>
                  <text:p text:style-name="P11">Créer dans un Thread afin qu'il n'empiete pas sur EDT.</text:p>
                </text:list-item>
                <text:list-item>
                  <text:p text:style-name="P12">Le serveur fonctionne de la manière suivante :</text:p>
                  <text:list>
                    <text:list-item>
                      <text:p text:style-name="P13">Lancement du serveur en lui passant en paramètre un port, un backlog et une adresse de connexion. <text:span text:style-name="T1">Ces paramètres servent a binder la socket d'ecoute du serveur, qui servira a connecter le client à une socket différente de celle d'écoute (voir RFC du TCP pour plus de détail). Cette action est effectuée coté serveur (personne accueillant la partie) et invité (personne rejoignant une partie hebergé).</text:span></text:p>
                    </text:list-item>
                    <text:list-item>
                      <text:p text:style-name="P14">On vérifie bien entendu que le port est située entre 1024 et 65335. <text:span text:style-name="T8">On a donc défini un port par defaut qui peut etre changé si la personne le désire, et qu'elle sait ce qu'elle fait.</text:span></text:p>
                    </text:list-item>
                    <text:list-item>
                      <text:p text:style-name="P14">Une fois lancé, le serveur <text:span text:style-name="T9">de host </text:span>se mets en attente d'une connexion via l'appel listen</text:p>
                    </text:list-item>
                    <text:list-item>
                      <text:p text:style-name="P15"><text:span text:style-name="T10">L'invité </text:span>se connecte au server, <text:span text:style-name="T10">qui crée une socket de service, afin d'echanger des données avec lui.</text:span></text:p>
                    </text:list-item>
                    <text:list-item>
                      <text:p text:style-name="P16">Une fois l'<text:span text:style-name="T10">invité</text:span> connecté, <text:span text:style-name="T11">on crée une socket qui ecoutera sur le port et l'adresse de l'adversaire, car son serveur se met lui aussi en attente d'une connexion.</text:span></text:p>
                    </text:list-item>
                    <text:list-item>
                      <text:p text:style-name="P17">Une fois les deux sockets connecté<text:span text:style-name="T13">e</text:span>s, elles peuvent donc échanger des données afin que les joueurs communiquent entre eux par le biais de leur<text:span text:style-name="T14">s</text:span> socket<text:span text:style-name="T14">s</text:span> de services respective<text:span text:style-name="T14">s</text:span>.</text:p>
                    </text:list-item>
                    <text:list-item>
                      <text:p text:style-name="P18">Si la connexion venai<text:span text:style-name="T14">t</text:span> <text:span text:style-name="T14">à</text:span> être perdu<text:span text:style-name="T14">e</text:span>, que l'un des deux joueurs quitte volontairement la partie, nous fermons les sockets proprement via l'appel close, afin que celle-ci libère proprement la mémoire. Puis l'on ferme le serveur une fois que le joueur quitte l'application.</text:p>
                    </text:list-item>
                  </text:list>
                </text:list-item>
              </text:list>
            </text:list-item>
          </text:list>
        </text:list-item>
      </text:list>
      <text:p text:style-name="P3"><text:tab/><text:tab/></text:p>
      <text:p text:style-name="P2"/>
      <text:list xml:id="list215433951931014" text:continue-numbering="true" text:style-name="L1">
        <text:list-item>
          <text:list>
            <text:list-item>
              <text:p text:style-name="P8">ServerController</text:p>
              <text:list>
                <text:list-item>
                  <text:p text:style-name="P19">Role du serveur controller.</text:p>
                  <text:list>
                    <text:list-header>
                      <text:p text:style-name="P20">=&gt; Sert <text:span text:style-name="T16">à</text:span> vérifier la validité des données avant de les envoy<text:span text:style-name="T15">er</text:span> au controller principal de l'application.</text:p>
                      <text:p text:style-name="P20">=&gt; <text:span text:style-name="T2">Garde en mémoire le dernier coup donnée si un probleme de transfert survient.</text:span></text:p>
                      <text:p text:style-name="P20">=&gt; <text:span text:style-name="T3">Permet d'alléger le controller principal de l'application afin d'eviter qu'elle ralentisse.</text:span></text:p>
                      <text:p text:style-name="P20">=&gt; <text:span text:style-name="T4">Gère les sockets d'echanges des données.</text:span></text:p>
                    </text:list-header>
                  </text:list>
                </text:list-item>
                <text:list-item>
                  <text:p text:style-name="P21">Implementation :</text:p>
                </text:list-item>
              </text:list>
            </text:list-item>
          </text:list>
        </text:list-item>
      </text:list>
      <text:p text:style-name="P4"><text:tab/><text:tab/>=&gt; <text:span text:style-name="T5">Possède une instance du serveur, qui sert à maintenir le flux d'écoute entre les sockets ainsi que potentiellement à accepter d'autres requêtes d'écoute.</text:span></text:p>
      <text:p text:style-name="P4"><text:tab/><text:tab/><text:span text:style-name="T5">=&gt; Possède la socket d'écoute et la socket de service, servant de pont entre les deux joueurs.</text:span></text:p>
      <text:p text:style-name="P4"><text:tab/><text:tab/><text:span text:style-name="T6">=&gt; Il garde en mémoire la dernière donnée envoyée, afin que, en cas de probleme, il soit apte à le renvoyer, sans demander a l'expéditeur.</text:span></text:p>
      <text:p text:style-name="P4"><text:tab/><text:tab/><text:span text:style-name="T7">=&gt; Son implementation est quasiment basé sur du POJO (Plain Old Java Object), c'est à dire qu'il se compose d'instruction simple du type (get/set). La différence vient du fait qu'il possède une méthode permettant de retourner les données reçu ou d'envoyer des données passées en paramètres, et ce en passant, par la socket de service faisant le pont entre le serveur d'un des joueurs et le joueur lui même.</text:span></text:p>
      <text:p text:style-name="P4"><text:soft-page-break/></text:p>
      <text:list xml:id="list215433963783571" text:continue-numbering="true" text:style-name="L1">
        <text:list-item>
          <text:p text:style-name="P22">Role des Sockets</text:p>
          <text:list>
            <text:list-item>
              <text:p text:style-name="P23">Socket d'écoute.</text:p>
              <text:list>
                <text:list-item>
                  <text:p text:style-name="P24">Le rôle de la socket d'écoute <text:span text:style-name="T17">es</text:span>t, comme son nom l'indique, d'écouter sur une adresse et un port précis afin qu'une personne puisse se connect<text:span text:style-name="T18">er</text:span> sur le serveur et ainsi procéd<text:span text:style-name="T19">er</text:span> ou non à un échange.</text:p>
                </text:list-item>
                <text:list-item>
                  <text:p text:style-name="P25">La socket d'écoute est une socket qui une fois instancié<text:span text:style-name="T19">e</text:span> n'a aucun autre rôle que celui de créer, si une demande arrive, une socket de service qui permettra l'échange de données entre un client et le serveur.</text:p>
                </text:list-item>
                <text:list-item>
                  <text:p text:style-name="P25">Son rôle dans le projet est donc, lorsque la personne hébergeant la partie lance son serveur, celui-ci se met directement en état bloquant jusqu'<text:span text:style-name="T20">à</text:span> ce qu'arrive une demande de connexion. Une fois ceci fait, son adversaire, ayant lancé son serveur au préalable, se retrouve bloqué jusqu'a ce que le host de la partie se con<text:span text:style-name="T21">n</text:span>ecte aussi sur son serveur.</text:p>
                </text:list-item>
              </text:list>
            </text:list-item>
            <text:list-item>
              <text:p text:style-name="P26">Socket de service.</text:p>
              <text:list>
                <text:list-item>
                  <text:p text:style-name="P27">La socket de service permet quand à elle de relier deux joueurs afin qu'il<text:span text:style-name="T22">s</text:span> puisse<text:span text:style-name="T22">nt</text:span> communiquer. Elle est instanci<text:span text:style-name="T22">ée</text:span> par le biais de la socket d'écoute, qui une fois une demande d'écoute reçu<text:span text:style-name="T23">e</text:span>, crée une socket de service qui sert de lien entre les deux joueurs, mais uniquement dans un sens. <text:span text:style-name="T12">C'est pour cela que chacun doit créer un serveur et effectuer un listen afin que chacun puisse communiquer avec l'autre.</text:span></text:p>
                </text:list-item>
              </text:list>
            </text:list-item>
          </text:list>
        </text:list-item>
      </text:list>
      <text:p text:style-name="P5"/>
      <text:list xml:id="list215433865716779" text:continue-numbering="true" text:style-name="L1">
        <text:list-item>
          <text:p text:style-name="P22">Communication Réseau</text:p>
          <text:list>
            <text:list-item>
              <text:p text:style-name="P22"/>
            </text:list-item>
          </text:list>
        </text:list-item>
        <text:list-item>
          <text:p text:style-name="P22">Erreurs et trait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0M44S</meta:editing-duration>
    <meta:editing-cycles>77</meta:editing-cycles>
    <meta:generator>LibreOffice/4.2.8.2$Linux_x86 LibreOffice_project/420m0$Build-2</meta:generator>
    <dc:date>2016-04-23T21:54:32.461367434</dc:date>
    <meta:document-statistic meta:table-count="0" meta:image-count="0" meta:object-count="0" meta:page-count="2" meta:paragraph-count="36" meta:word-count="705" meta:character-count="4120" meta:non-whitespace-character-count="3462"/>
    <meta:user-defined meta:name="Info 1"/>
    <meta:user-defined meta:name="Info 2"/>
    <meta:user-defined meta:name="Info 3"/>
    <meta:user-defined meta:name="Info 4"/>
  </office:meta>
</office:document-meta>
</file>